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2f1e64" style:font-size-asian="14pt" style:font-size-complex="14pt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rsid="000be3fb" officeooo:paragraph-rsid="000be3fb" style:font-size-asian="14pt" style:font-size-complex="14pt"/>
    </style:style>
    <style:style style:name="P4" style:family="paragraph" style:parent-style-name="Standard">
      <style:text-properties style:font-name="Times New Roman" fo:font-size="14pt" fo:language="kk" fo:country="KZ" officeooo:rsid="0009d171" officeooo:paragraph-rsid="000be3fb" style:font-size-asian="14pt" style:font-size-complex="14pt"/>
    </style:style>
    <style:style style:name="P5" style:family="paragraph" style:parent-style-name="Standard">
      <style:text-properties style:font-name="Times New Roman" fo:font-size="14pt" fo:language="ru" fo:country="RU" officeooo:rsid="000b55d9" officeooo:paragraph-rsid="000be3fb" style:font-size-asian="14pt" style:font-size-complex="14pt"/>
    </style:style>
    <style:style style:name="P6" style:family="paragraph" style:parent-style-name="Standard">
      <style:text-properties style:font-name="Times New Roman" fo:font-size="14pt" fo:language="ru" fo:country="RU" officeooo:rsid="000be3fb" officeooo:paragraph-rsid="0015a264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15a264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170523" style:font-size-asian="14pt" style:font-size-complex="14pt"/>
    </style:style>
    <style:style style:name="P9" style:family="paragraph" style:parent-style-name="Standard">
      <style:text-properties style:font-name="Times New Roman" fo:font-size="14pt" fo:language="ru" fo:country="RU" officeooo:rsid="000be3fb" officeooo:paragraph-rsid="00170523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0be3fb" officeooo:paragraph-rsid="001311d1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0d739b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0be3fb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0f3857" style:font-size-asian="14pt" style:font-size-complex="14pt"/>
    </style:style>
    <style:style style:name="P14" style:family="paragraph" style:parent-style-name="Standard">
      <style:text-properties style:font-name="Times New Roman" fo:font-size="14pt" officeooo:paragraph-rsid="00198107" style:font-size-asian="14pt" style:font-size-complex="14pt"/>
    </style:style>
    <style:style style:name="P15" style:family="paragraph" style:parent-style-name="Standard">
      <style:text-properties style:font-name="Times New Roman" fo:font-size="14pt" fo:language="ru" fo:country="RU" officeooo:rsid="000be3fb" officeooo:paragraph-rsid="000be3fb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1be2b9" style:font-size-asian="14pt" style:font-size-complex="14pt"/>
    </style:style>
    <style:style style:name="P17" style:family="paragraph" style:parent-style-name="Standard">
      <style:text-properties style:font-name="Times New Roman" fo:font-size="14pt" officeooo:paragraph-rsid="00106a15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111fe8" style:font-size-asian="14pt" style:font-size-complex="14pt"/>
    </style:style>
    <style:style style:name="P19" style:family="paragraph" style:parent-style-name="Standard">
      <style:text-properties style:font-name="Times New Roman" fo:font-size="14pt" officeooo:paragraph-rsid="002069e8" style:font-size-asian="14pt" style:font-size-complex="14pt"/>
    </style:style>
    <style:style style:name="P20" style:family="paragraph" style:parent-style-name="Standard">
      <style:text-properties style:font-name="Times New Roman" fo:font-size="14pt" officeooo:paragraph-rsid="0021eb43" style:font-size-asian="14pt" style:font-size-complex="14pt"/>
    </style:style>
    <style:style style:name="P21" style:family="paragraph" style:parent-style-name="Standard">
      <style:text-properties style:font-name="Times New Roman" fo:font-size="14pt" officeooo:paragraph-rsid="0009d171" style:font-size-asian="14pt" style:font-size-complex="14pt"/>
    </style:style>
    <style:style style:name="P22" style:family="paragraph" style:parent-style-name="Heading_20_3">
      <style:text-properties officeooo:paragraph-rsid="0009d171"/>
    </style:style>
    <style:style style:name="P23" style:family="paragraph" style:parent-style-name="Standard">
      <style:text-properties style:font-name="Times New Roman" fo:font-size="14pt" officeooo:paragraph-rsid="0021fc65" style:font-size-asian="14pt" style:font-size-complex="14pt"/>
    </style:style>
    <style:style style:name="T1" style:family="text">
      <style:text-properties officeooo:rsid="0015a264"/>
    </style:style>
    <style:style style:name="T2" style:family="text">
      <style:text-properties fo:language="ru" fo:country="RU" officeooo:rsid="000f3857"/>
    </style:style>
    <style:style style:name="T3" style:family="text">
      <style:text-properties fo:language="ru" fo:country="RU" officeooo:rsid="0015a264"/>
    </style:style>
    <style:style style:name="T4" style:family="text">
      <style:text-properties fo:language="ru" fo:country="RU" officeooo:rsid="000be3fb"/>
    </style:style>
    <style:style style:name="T5" style:family="text">
      <style:text-properties officeooo:rsid="000be3fb"/>
    </style:style>
    <style:style style:name="T6" style:family="text">
      <style:text-properties officeooo:rsid="000f3857"/>
    </style:style>
    <style:style style:name="T7" style:family="text">
      <style:text-properties fo:language="ru" fo:country="RU" officeooo:rsid="001311d1"/>
    </style:style>
    <style:style style:name="T8" style:family="text">
      <style:text-properties fo:language="en" fo:country="US" officeooo:rsid="0018090a"/>
    </style:style>
    <style:style style:name="T9" style:family="text">
      <style:text-properties fo:language="kk" fo:country="KZ" officeooo:rsid="0009d171"/>
    </style:style>
    <style:style style:name="T10" style:family="text">
      <style:text-properties fo:language="en" fo:country="US" officeooo:rsid="00198107"/>
    </style:style>
    <style:style style:name="T11" style:family="text">
      <style:text-properties fo:language="en" fo:country="US" officeooo:rsid="001af4d7"/>
    </style:style>
    <style:style style:name="T12" style:family="text">
      <style:text-properties fo:language="ru" fo:country="RU" officeooo:rsid="00111fe8"/>
    </style:style>
    <style:style style:name="T13" style:family="text">
      <style:text-properties fo:language="en" fo:country="US" officeooo:rsid="001be2b9"/>
    </style:style>
    <style:style style:name="T14" style:family="text">
      <style:text-properties officeooo:rsid="00111fe8"/>
    </style:style>
    <style:style style:name="T15" style:family="text">
      <style:text-properties fo:language="ru" fo:country="RU" officeooo:rsid="000c1a9f"/>
    </style:style>
    <style:style style:name="T16" style:family="text">
      <style:text-properties fo:language="en" fo:country="US" officeooo:rsid="000b55d9"/>
    </style:style>
    <style:style style:name="T17" style:family="text">
      <style:text-properties officeooo:rsid="000c1a9f"/>
    </style:style>
    <style:style style:name="T18" style:family="text">
      <style:text-properties fo:language="en" fo:country="US" officeooo:rsid="001eb209"/>
    </style:style>
    <style:style style:name="T19" style:family="text">
      <style:text-properties fo:language="en" fo:country="US" officeooo:rsid="00111fe8"/>
    </style:style>
    <style:style style:name="T20" style:family="text">
      <style:text-properties fo:language="en" fo:country="US" officeooo:rsid="002069e8"/>
    </style:style>
    <style:style style:name="T21" style:family="text">
      <style:text-properties fo:language="en" fo:country="US" officeooo:rsid="0021e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Қайролдина Айым </text:p>
      <text:p text:style-name="P2"/>
      <text:p text:style-name="P3">Тема: <text:s/>Разработка интерактивной карты для анализа транспортных потоков и дорожной загруженности в городе Алматы.</text:p>
      <text:p text:style-name="P4"/>
      <text:p text:style-name="P5">Введение.</text:p>
      <text:p text:style-name="P5"/>
      <text:p text:style-name="P6"><text:span text:style-name="T1"><text:tab/>*</text:span>Актуальность проблемы дорожной загруженности в Алматы.</text:p>
      <text:p text:style-name="P7"><text:span text:style-name="T2"><text:tab/></text:span><text:span text:style-name="T3">* </text:span><text:span text:style-name="T4">Цель работы: создание интерактивной карты для анализа и улучшения <text:tab/>транспортных потоков.</text:span></text:p>
      <text:p text:style-name="P8"><text:span text:style-name="T1"><text:tab/>* </text:span><text:span text:style-name="T5">Задачи: сбор данных, разработка карты, прогнозирование и <text:tab/>рекомендации.</text:span></text:p>
      <text:p text:style-name="P8"><text:span text:style-name="T4"/></text:p>
      <text:p text:style-name="P9">Глава 1. Описание проблемы пробок в Алматы.</text:p>
      <text:p text:style-name="P8"><text:span text:style-name="T4"/></text:p>
      <text:p text:style-name="P10"><text:span text:style-name="T6"><text:tab/>1.1</text:span> Историческая справка: как развивалась транспортная система города.</text:p>
      <text:p text:style-name="P11"><text:span text:style-name="T2"><text:tab/>1.</text:span><text:span text:style-name="T7">2</text:span><text:span text:style-name="T4"> Факторы, влияющие на образование пробок (плотность населения, <text:tab/>городской транспорт, дороги и развязки).</text:span></text:p>
      <text:p text:style-name="P11"><text:span text:style-name="T2"><text:tab/>1.</text:span><text:span text:style-name="T7">3</text:span><text:span text:style-name="T2"> </text:span><text:span text:style-name="T4">Экономические и экологические последствия пробок. </text:span><text:span text:style-name="T8">(?)</text:span></text:p>
      <text:p text:style-name="P10"/>
      <text:p text:style-name="P12"><text:span text:style-name="T4">Глава 2. </text:span><text:span text:style-name="T9">Сбор данных.</text:span></text:p>
      <text:p text:style-name="P12"><text:span text:style-name="T9"/></text:p>
      <text:p text:style-name="P13"><text:span text:style-name="T2"><text:tab/>2.1 </text:span><text:span text:style-name="T4">Выбор инструмента и технологий</text:span></text:p>
      <text:p text:style-name="P14"><text:span text:style-name="T4"><text:tab/><text:tab/></text:span><text:span text:style-name="T10">*</text:span><text:span text:style-name="T4">Описание выбранных технологий (например, OpenStreetMap, GIS, <text:tab/><text:tab/>Google Maps API).</text:span></text:p>
      <text:p text:style-name="P14"><text:span text:style-name="T4"><text:tab/><text:tab/></text:span><text:span text:style-name="T10">*</text:span><text:span text:style-name="T4">Источники данных: транспортные сенсоры, данные GPS, данные <text:tab/><text:tab/>городских служб.</text:span></text:p>
      <text:p text:style-name="P13"><text:span text:style-name="T2"><text:tab/>2.2 </text:span>Анализ данных</text:p>
      <text:p text:style-name="P13"><text:span text:style-name="T11"><text:tab/><text:tab/>*</text:span>Как данные собираются и обрабатываются.</text:p>
      <text:p text:style-name="P13"><text:span text:style-name="T11"><text:tab/><text:tab/>*</text:span>Проблемы и вызовы при сборе данных (например, неполные или <text:tab/><text:tab/>неточные данные).</text:p>
      <text:p text:style-name="P13"><text:span text:style-name="T11"><text:tab/><text:tab/>*</text:span>Методы обработки данных (например, использование Python для <text:tab/><text:tab/>анализа больших данных).</text:p>
      <text:p text:style-name="P12"/>
      <text:p text:style-name="P15">Глава 3. Разработка карты.</text:p>
      <text:p text:style-name="P15"/>
      <text:p text:style-name="P16"><text:span text:style-name="T2"><text:tab/></text:span><text:span text:style-name="T12">3</text:span><text:span text:style-name="T2">.1 </text:span><text:span text:style-name="T4">Интерактивность</text:span></text:p>
      <text:p text:style-name="P16"><text:span text:style-name="T13"><text:tab/><text:tab/>*</text:span><text:span text:style-name="T4">Принципы построения интерактивных карт.</text:span></text:p>
      <text:p text:style-name="P16"><text:span text:style-name="T13"><text:tab/><text:tab/>*</text:span><text:span text:style-name="T4">Примеры реализации карт с возможностью фильтрации, изменения <text:tab/><text:tab/>уровня детализации, показа времени пик и непиковых периодов.</text:span></text:p>
      <text:p text:style-name="P17"><text:tab/><text:span text:style-name="T14">3</text:span><text:span text:style-name="T2">.2 </text:span><text:span text:style-name="T15">Работа с </text:span><text:span text:style-name="T16"><text:s/>JavaScript</text:span></text:p>
      <text:p text:style-name="P16"><text:span text:style-name="T13"><text:tab/><text:tab/>*</text:span><text:span text:style-name="T4">Использование библиотек (Leaflet.js, D3.js) для визуализации <text:tab/><text:tab/><text:tab/>данных.</text:span></text:p>
      <text:p text:style-name="P16"><text:span text:style-name="T13"><text:tab/><text:tab/>*</text:span><text:span text:style-name="T4">Интеграция карт с транспортными данными в реальном времени.</text:span></text:p>
      <text:p text:style-name="P16"><text:span text:style-name="T4"/></text:p>
      <text:p text:style-name="P15"><text:soft-page-break/><text:span text:style-name="T16">Глава </text:span>4<text:span text:style-name="T16">. </text:span><text:span text:style-name="T17">Прогноз и рекомендации.</text:span></text:p>
      <text:p text:style-name="P18"><text:span text:style-name="T12"/></text:p>
      <text:p text:style-name="P18"><text:span text:style-name="T12"><text:tab/></text:span><text:span text:style-name="T18">4</text:span><text:span text:style-name="T2">.1 </text:span><text:span text:style-name="T4">Построение прогнозов</text:span><text:span text:style-name="T16">.</text:span></text:p>
      <text:p text:style-name="P18"><text:span text:style-name="T18"><text:tab/><text:tab/>*</text:span><text:span text:style-name="T16">Методы моделирования транспортных потоков и их будущего <text:tab/><text:tab/><text:tab/>состояния.</text:span></text:p>
      <text:p text:style-name="P18"><text:span text:style-name="T18"><text:tab/><text:tab/>*</text:span><text:span text:style-name="T16">Алгоритмы прогнозирования на основе данных (например, <text:tab/><text:tab/><text:tab/>машинное обучение для предсказания загруженности дорог).</text:span></text:p>
      <text:p text:style-name="P19"><text:span text:style-name="T19"><text:tab/></text:span><text:span text:style-name="T18">4</text:span><text:span text:style-name="T6">.2 </text:span><text:span text:style-name="T15">План</text:span><text:span text:style-name="T4"> «идеального города»</text:span></text:p>
      <text:p text:style-name="P19"><text:span text:style-name="T20"><text:tab/><text:tab/>*</text:span>Рекомендации по оптимизации транспортной системы города.</text:p>
      <text:p text:style-name="P19"><text:span text:style-name="T20"><text:tab/><text:tab/>*</text:span><text:span text:style-name="T4">Использование интерактивной карты для поддержки решений по <text:tab/><text:tab/>городскому планированию (например, строительство новых дорог, <text:tab/><text:tab/>улучшение работы общественного<text:tab/>транспорта).</text:span></text:p>
      <text:p text:style-name="P19"><text:span text:style-name="T4"/></text:p>
      <text:p text:style-name="P18">Заключение.</text:p>
      <text:p text:style-name="P18"/>
      <text:p text:style-name="P20"><text:span text:style-name="T4"><text:tab/><text:tab/></text:span><text:span text:style-name="T21">*</text:span><text:span text:style-name="T4">Основные выводы и достижения.</text:span></text:p>
      <text:p text:style-name="P20"><text:span text:style-name="T21"><text:tab/><text:tab/>*</text:span>Практическая значимость работы и её влияние на улучшение <text:tab/><text:tab/><text:tab/>транспортной системы Алматы.</text:p>
      <text:p text:style-name="P20"><text:span text:style-name="T21"><text:tab/><text:tab/>*</text:span><text:span text:style-name="T4">Перспективы развития проекта.</text:span></text:p>
      <text:p text:style-name="P18"><text:span text:style-name="T4"/></text:p>
      <text:p text:style-name="P21">Список литературы</text:p>
      <text:p text:style-name="P21"/>
      <text:p text:style-name="P12"/>
      <text:p text:style-name="P21"/>
      <text:p text:style-name="P21"/>
      <text:p text:style-name="P21"/>
      <text:p text:style-name="P21"/>
      <text:h text:style-name="P22" text:outline-level="3"/>
      <text:h text:style-name="Heading_20_3" text:outline-level="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"Алматы қаласының көлік ағындары мен жол қозғалысының тығыздығын талдау үшін интерактивті картаны жасау"<text:line-break/><text:line-break/>"Разработка интерактивной карты для анализа транспортных потоков и дорожной загруженности в городе Алматы"<text:line-break/><text:line-break/>"Development of an interactive map for analyzing traffic flows and road congestion in the city of Almaty"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9:33:47.280000000</meta:creation-date>
    <meta:generator>LibreOffice/24.8.2.1$Windows_X86_64 LibreOffice_project/0f794b6e29741098670a3b95d60478a65d05ef13</meta:generator>
    <dc:date>2024-11-12T09:51:20.244000000</dc:date>
    <meta:editing-duration>PT56M53S</meta:editing-duration>
    <meta:editing-cycles>32</meta:editing-cycles>
    <meta:document-statistic meta:table-count="0" meta:image-count="0" meta:object-count="0" meta:page-count="3" meta:paragraph-count="38" meta:word-count="298" meta:character-count="2469" meta:non-whitespace-character-count="2131"/>
  </office:meta>
</office:document-meta>
</file>